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56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778cm" svg:x="11.287cm" svg:y="2.27cm">
          <text:p text:style-name="P1">Registry</text:p>
        </draw:rect>
        <draw:rect draw:style-name="gr1" draw:text-style-name="P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287cm" svg:y="9.382cm">
          <text:p text:style-name="P1">Relay Phone</text:p>
        </draw:rect>
        <draw:rect draw:style-name="gr1" draw:text-style-name="P1" xml:id="id2" draw:id="id2" draw:layer="layout" svg:width="4.699cm" svg:height="1.778cm" svg:x="20.685cm" svg:y="9.382cm">
          <text:p text:style-name="P1">Seller's Phone</text:p>
        </draw:rect>
        <draw:rect draw:style-name="gr1" draw:text-style-name="P1" xml:id="id1" draw:id="id1" draw:layer="layout" svg:width="4.699cm" svg:height="1.778cm" svg:x="11.287cm" svg:y="14.843cm">
          <text:p text:style-name="P1">Transaction</text:p>
          <text:p text:style-name="P1">Authority</text:p>
        </draw:rect>
        <draw:frame draw:style-name="gr2" draw:layer="layout" svg:width="12.192cm" svg:height="3.811cm" svg:x="8.366cm" svg:y="16.875cm">
          <draw:text-box>
            <text:p>1) Decrypt token</text:p>
            <text:p>2) Regenerate token</text:p>
            <text:p>3) Encrypt with Seller's private key</text:p>
            <text:p>4) Send token to Seller</text:p>
          </draw:text-box>
        </draw:frame>
        <draw:connector draw:style-name="gr3" draw:text-style-name="P1" draw:layer="layout" draw:type="lines" svg:x1="15.986cm" svg:y1="15.732cm" svg:x2="23.034cm" svg:y2="11.16cm" draw:start-shape="id1" draw:end-shape="id2" draw:end-glue-point="2" svg:d="M15986 15732h501l6547-4071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18:05:21.40</dc:date>
    <meta:editing-duration>PT9M2S</meta:editing-duration>
    <meta:editing-cycles>6</meta:editing-cycles>
    <meta:generator>OpenOffice/4.1.0$Win32 OpenOffice.org_project/410m18$Build-9764</meta:generator>
    <meta:document-statistic meta:object-count="7"/>
  </office:meta>
</office:document-meta>
</file>